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E0000021AE1BB56A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469cm" svg:height="17.734cm" svg:x="0.231cm" svg:y="0.5cm">
          <draw:image xlink:href="Pictures/100000000000037E0000021AE1BB56A2.png" xlink:type="simple" xlink:show="embed" xlink:actuate="onLoad" draw:mime-type="image/png">
            <text:p/>
          </draw:image>
        </draw:frame>
        <draw:custom-shape draw:style-name="gr2" draw:text-style-name="P1" draw:layer="layout" svg:width="0.1cm" svg:height="0.1cm" svg:x="10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0.15cm" svg:y1="10.25cm" svg:x2="10.9cm" svg:y2="10.25cm">
          <text:p/>
        </draw:line>
        <draw:frame draw:style-name="gr4" draw:text-style-name="P4" draw:layer="layout" svg:width="2cm" svg:height="0.725cm" svg:x="10.75cm" svg:y="9.85cm">
          <draw:text-box>
            <text:p text:style-name="P3"><text:span text:style-name="T1">MGGS</text:span></text:p>
          </draw:text-box>
        </draw:frame>
        <draw:frame draw:style-name="gr5" draw:text-style-name="P6" draw:layer="layout" svg:width="21.5cm" svg:height="1cm" svg:x="1.75cm" svg:y="19cm">
          <draw:text-box>
            <text:p text:style-name="P5"><text:span text:style-name="T2">MGGS Housing Board Bikaner <text:s text:c="25"/>____________________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7T13:42:22.110262804</meta:creation-date>
    <dc:date>2026-03-27T13:52:00.420736294</dc:date>
    <meta:editing-duration>PT9M41S</meta:editing-duration>
    <meta:editing-cycles>2</meta:editing-cycles>
    <meta:generator>LibreOffice/25.2.3.2$Linux_X86_64 LibreOffice_project/520$Build-2</meta:generator>
    <meta:print-date>2026-03-27T13:50:41.761213208</meta:print-date>
    <meta:printed-by>PDF files</meta:printed-by>
    <meta:document-statistic meta:object-count="5"/>
  </office:meta>
</office:document-meta>
</file>